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46C00000281425A3EA5.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76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2.935cm"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4.058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4.058cm" fo:padding-top="0.125cm" fo:padding-bottom="0.125cm" fo:padding-left="0.25cm" fo:padding-right="0.25cm" fo:wrap-option="wrap" style:writing-mode="lr-tb" loext:decorative="false"/>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18" style:family="graphic" style:parent-style-name="standard">
      <style:graphic-properties draw:stroke="none" draw:fill="none" fo:min-height="8.282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style:font-size-asian="32pt"/>
    </style:style>
    <style:style style:name="P10"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loext:graphic-properties draw:fill="none" draw:fill-color="#ffffff"/>
      <style:text-properties fo:color="#fe0000" loext:opacity="100%"/>
    </style:style>
    <style:style style:name="P14" style:family="paragraph">
      <style:paragraph-properties fo:text-align="center"/>
    </style:style>
    <style:style style:name="P15" style:family="paragraph">
      <style:paragraph-properties fo:text-align="center" style:writing-mode="lr-tb"/>
    </style:style>
    <style:style style:name="P16" style:family="paragraph">
      <style:paragraph-properties fo:margin-left="0cm" fo:margin-right="0cm" fo:margin-top="0.42cm" fo:margin-bottom="0.35cm" fo:line-height="100%" fo:text-indent="0cm"/>
    </style:style>
    <style:style style:name="P17" style:family="paragraph">
      <loext:graphic-properties draw:fill="none"/>
      <style:paragraph-properties fo:margin-top="0.42cm" fo:margin-bottom="0.35cm"/>
      <style:text-properties fo:font-size="10.5pt" style:font-size-asian="10.5pt" style:font-size-complex="10.5pt"/>
    </style:style>
    <style:style style:name="P18" style:family="paragraph">
      <style:paragraph-properties fo:margin-top="0.42cm" fo:margin-bottom="0.35cm"/>
    </style:style>
    <style:style style:name="P19"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20"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1"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2"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0pt" fo:font-weight="normal" style:font-size-asian="10pt" style:font-weight-asian="normal" style:font-size-complex="10pt" style:font-weight-complex="normal"/>
    </style:style>
    <style:style style:name="P2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4" style:family="paragraph">
      <loext:graphic-properties draw:fill="none" draw:fill-color="#ffffff"/>
      <style:text-properties style:font-size-asian="18pt"/>
    </style:style>
    <style:style style:name="P25" style:family="paragraph">
      <style:paragraph-properties fo:margin-top="0.42cm" fo:margin-bottom="0.35cm"/>
      <style:text-properties fo:font-size="10pt" style:font-size-asian="10pt" style:font-size-complex="10pt"/>
    </style:style>
    <style:style style:name="P26" style:family="paragraph">
      <loext:graphic-properties draw:fill="none"/>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normal" fo:background-color="transparent" style:font-name-asian="宋体" style:font-size-asian="44pt" style:font-style-asian="normal" style:font-weight-asian="normal" style:font-size-complex="4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5" style:family="text">
      <style:text-properties fo:font-variant="normal" fo:text-transform="none" fo:color="#808080" loext:opacity="100%" style:text-outline="false" style:text-line-through-style="none" style:text-line-through-type="none" style:text-position="0% 100%" style:font-name="Arial" fo:font-size="22pt" fo:letter-spacing="normal" fo:language="en" fo:country="US" fo:font-style="normal" style:text-underline-style="none" fo:font-weight="normal" fo:background-color="transparent" style:font-name-asian="宋体" style:font-size-asian="22pt" style:font-style-asian="normal" style:font-weight-asian="normal" style:font-size-complex="22pt" style:font-style-complex="normal" style:font-weight-complex="normal"/>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17" style:family="text">
      <style:text-properties style:font-size-asian="18pt"/>
    </style:style>
    <style:style style:name="T18"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treamable HTTP</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787cm" svg:y="8.936cm" presentation:class="title" presentation:user-transformed="true">
          <draw:text-box>
            <text:p text:style-name="P3"><text:span text:style-name="T4">👉 Http</text:span><text:span text:style-name="T4">流式输出</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11" presentation:style-name="pr4" draw:text-style-name="P7" draw:layer="layout" svg:width="29.179cm" svg:height="3.143cm" svg:x="2.424cm" svg:y="2.359cm" presentation:class="title" presentation:user-transformed="true">
          <draw:text-box>
            <text:p text:style-name="P3"><text:span text:style-name="T4">Streamable HTTP</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10" draw:layer="layout" svg:width="13.173cm" svg:height="1.021cm" svg:x="19.875cm" svg:y="17.722cm" presentation:class="subtitle" presentation:user-transformed="true">
          <draw:text-box>
            <text:p text:style-name="P9"><text:span text:style-name="T5">🚀 🚀 </text:span><text:span text:style-name="T6"><text:s/></text:span><text:span text:style-name="T7">深入理解</text:span><text:span text:style-name="T7">.NET</text:span><text:span text:style-name="T7">平台通讯技术</text:span></text:p>
          </draw:text-box>
        </draw:frame>
        <presentation:notes draw:style-name="dp3">
          <office:forms form:automatic-focus="false" form:apply-design-mode="false"/>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treamable HTTP</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11" draw:layer="layout" svg:width="20.951cm" svg:height="11.799cm" svg:x="6.489cm" svg:y="5.387cm">
          <draw:image xlink:href="Pictures/100000000000046C00000281425A3EA5.png" xlink:type="simple" xlink:show="embed" xlink:actuate="onLoad" draw:mime-type="image/png">
            <text:p/>
          </draw:image>
        </draw:frame>
        <draw:frame draw:style-name="gr5" draw:text-style-name="P12"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3" draw:layer="layout" svg:width="8.179cm" svg:height="1.726cm" svg:x="16.672cm" svg:y="7.891cm">
          <draw:text-box>
            <text:p xml:id="id2" text:id="id2"><text:span text:style-name="T9">👉 建立长连接</text:span><text:span text:style-name="T9">Keep-alive:on</text:span></text:p>
            <text:p><text:span text:style-name="T9">👉 返回</text:span><text:span text:style-name="T9">Transfer-Encoding: chunked </text:span></text:p>
          </draw:text-box>
        </draw:frame>
        <draw:frame draw:style-name="gr7" draw:text-style-name="P13"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3" draw:layer="layout" svg:width="5.174cm" svg:height="2.057cm" svg:x="17.403cm" svg:y="15.137cm">
          <draw:text-box>
            <text:p xml:id="id4" text:id="id4"><text:span text:style-name="T9">👉 服务器有数据才发送，没有数据就阻塞</text:span></text:p>
          </draw:text-box>
        </draw:frame>
        <draw:custom-shape draw:style-name="gr9" draw:text-style-name="P15" xml:id="id5" draw:id="id5" draw:layer="layout" svg:width="6.664cm" svg:height="5.879cm" svg:x="25.817cm" svg:y="5.515cm">
          <text:p text:style-name="P14">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treamable HTTP</text:span><text:span text:style-name="T4">后端思路</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7" draw:layer="layout" svg:width="25.978cm" svg:height="3.323cm" svg:x="5.72cm" svg:y="6.755cm">
          <draw:text-box>
            <text:p text:style-name="P16"><text:span text:style-name="T10">👉 建立一个</text:span><text:span text:style-name="T10">.NET WebAPI</text:span><text:span text:style-name="T10">控制器处理第一次连接</text:span><text:span text:style-name="T10">(</text:span><text:span text:style-name="T10">返回</text:span><text:span text:style-name="T10">Streamable HTTP</text:span><text:span text:style-name="T10">响应头</text:span><text:span text:style-name="T10">)</text:span></text:p>
          </draw:text-box>
        </draw:frame>
        <draw:frame draw:style-name="gr11" draw:text-style-name="P17" draw:layer="layout" svg:width="25.763cm" svg:height="3.185cm" svg:x="5.854cm" svg:y="9.888cm">
          <draw:text-box>
            <text:p text:style-name="P18"><text:span text:style-name="T11">👉 后端分块发送数据，前端分块接收（流式）</text:span></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code"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12">😊Streamable HTTP</text:span></text:p>
          </draw:text-box>
        </draw:frame>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 draw:style-name="gr12"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 draw:style-name="gr13" draw:text-style-name="P21" draw:layer="layout" svg:width="24.557cm" svg:height="3.598cm" svg:x="5.259cm" svg:y="7.441cm">
          <text:p text:style-name="P20"><text:span text:style-name="T13">🚀 Streamable HTTP</text:span><text:span text:style-name="T13">前后端</text:span></text:p>
          <text:p text:style-name="P20"><text:span text:style-name="T13">代码实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5.064cm" svg:height="2.599cm" svg:x="28.83cm" svg:y="0.107cm">
          <draw:text-box>
            <text:p><text:s/></text:p>
          </draw:text-box>
          <office:event-listeners>
            <presentation:event-listener script:event-name="dom:click" presentation:action="show" xlink:href="#head"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12">😊Streamable HTTP</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15"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6" draw:text-style-name="P22" draw:layer="layout" svg:width="24.557cm" svg:height="3.598cm" svg:x="5.259cm" svg:y="7.441cm">
          <text:p text:style-name="P20"><text:span text:style-name="T13">🚀 如果实现阻塞</text:span></text:p>
          <text:p text:style-name="P20"><text:span text:style-name="T14">请参看前面“</text:span><text:span text:style-name="T14">SEE</text:span><text:span text:style-name="T14">后端最佳实践”课程</text:span></text:p>
          <text:p text:style-name="P20"><text:span text:style-name="T15">此课程最主要讲解了通过</text:span><text:span text:style-name="T15">Channel</text:span><text:span text:style-name="T15">类来实现阻塞与按需要发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5.064cm" svg:height="2.599cm" svg:x="28.83cm" svg:y="0.107cm">
          <draw:text-box>
            <text:p><text:s/></text:p>
          </draw:text-box>
          <office:event-listeners>
            <presentation:event-listener script:event-name="dom:click" presentation:action="show" xlink:href="#head"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3"><text:span text:style-name="T16">Thank You</text:span></text:p>
          </draw:text-box>
        </draw:frame>
        <draw:frame draw:name="Picture Placeholder 4" draw:style-name="gr17"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head"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Streamable HTTP</text:span><text:span text:style-name="T4">服务器返回标头</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10"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4" draw:text-style-name="P24" draw:layer="layout" svg:width="5.064cm" svg:height="2.599cm" svg:x="28.83cm" svg:y="0.107cm">
          <draw:text-box>
            <text:p><text:span text:style-name="T17"><text:s/></text:span></text:p>
          </draw:text-box>
          <office:event-listeners>
            <presentation:event-listener script:event-name="dom:click" presentation:action="show" xlink:href="#new" xlink:type="simple" xlink:show="embed" xlink:actuate="onRequest"/>
          </office:event-listeners>
        </draw:frame>
        <draw:frame draw:style-name="gr14" draw:text-style-name="P12"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18" draw:text-style-name="P26" draw:layer="layout" svg:width="28.36cm" svg:height="8.532cm" svg:x="2.945cm" svg:y="7.413cm">
          <draw:text-box>
            <text:p text:style-name="P25"><text:span text:style-name="T18">Response.Headers.Append("Content-Type", " <text:s/>Transfer-Encoding: chunked");</text:span></text:p>
            <text:p><text:span text:style-name="T18">Response.Headers.Append("Cache-Control", "no-cache");</text:span></text:p>
            <text:p><text:span text:style-name="T18">Response.Headers.Append("Connection", "keep-alive");</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197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cm 2.91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3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21cm 2.91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44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2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18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4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4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5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46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2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8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4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8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8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8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78cm" svg:y="5.7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59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2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2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8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0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42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4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8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19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4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8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8T18:05:48.961581000</dc:date>
    <meta:editing-cycles>475</meta:editing-cycles>
    <dc:title>.NET软件开发工程师AI进化课</dc:title>
    <meta:editing-duration>P3DT19H43M42S</meta:editing-duration>
    <meta:generator>LibreOffice/25.2.4.3$Windows_X86_64 LibreOffice_project/33e196637044ead23f5c3226cde09b47731f7e27</meta:generator>
    <meta:document-statistic meta:object-count="1178"/>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